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0717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fo:wrap-option="wrap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5ce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d7d7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dedce6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3cac7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8f2a1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afd095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999999"/>
      <style:text-properties fo:font-size="12pt" style:font-size-asian="12pt" style:font-size-complex="12pt"/>
    </style:style>
    <style:style style:name="ce1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6d" fo:wrap-option="wrap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a6a6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f819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7b3ca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729fcf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77bc65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21" style:family="table-cell" style:parent-style-name="Default" style:data-style-name="N144">
      <style:table-cell-properties fo:background-color="transparent" style:rotation-align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ZnSA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Tiempo (Hrs)</text:p>
          </table:table-cell>
          <table:table-cell table:style-name="ce8" office:value-type="string" calcext:value-type="string">
            <text:p>Tratamiento</text:p>
          </table:table-cell>
          <table:table-cell table:style-name="ce10" office:value-type="string" calcext:value-type="string">
            <text:p>Concentración</text:p>
          </table:table-cell>
          <table:table-cell table:style-name="ce11" office:value-type="string" calcext:value-type="string">
            <text:p>Absorvanci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25" calcext:value-type="float">
            <text:p>0.01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058" calcext:value-type="float">
            <text:p>0.00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07" calcext:value-type="float">
            <text:p>0.01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125" calcext:value-type="float">
            <text:p>0.01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058" calcext:value-type="float">
            <text:p>0.00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107" calcext:value-type="float">
            <text:p>0.01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125" calcext:value-type="float">
            <text:p>0.012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058" calcext:value-type="float">
            <text:p>0.00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107" calcext:value-type="float">
            <text:p>0.01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26" calcext:value-type="float">
            <text:p>0.02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34" calcext:value-type="float">
            <text:p>0.01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98" calcext:value-type="float">
            <text:p>0.01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13" calcext:value-type="float">
            <text:p>0.013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135" calcext:value-type="float">
            <text:p>0.01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179" calcext:value-type="float">
            <text:p>0.01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221" calcext:value-type="float">
            <text:p>0.022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063" calcext:value-type="float">
            <text:p>0.006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206" calcext:value-type="float">
            <text:p>0.02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241" calcext:value-type="float">
            <text:p>0.02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329" calcext:value-type="float">
            <text:p>0.032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0310000000000001" calcext:value-type="float">
            <text:p>0.00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247" calcext:value-type="float">
            <text:p>0.02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0820000000000001" calcext:value-type="float">
            <text:p>0.00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227" calcext:value-type="float">
            <text:p>0.02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0950000000000001" calcext:value-type="float">
            <text:p>0.00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246" calcext:value-type="float">
            <text:p>0.024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028" calcext:value-type="float">
            <text:p>0.00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51" calcext:value-type="float">
            <text:p>0.01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098" calcext:value-type="float">
            <text:p>0.009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53" calcext:value-type="float">
            <text:p>0.01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282" calcext:value-type="float">
            <text:p>0.028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496" calcext:value-type="float">
            <text:p>0.049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155" calcext:value-type="float">
            <text:p>0.01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29" calcext:value-type="float">
            <text:p>0.029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16" calcext:value-type="float">
            <text:p>0.01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119" calcext:value-type="float">
            <text:p>0.01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09" calcext:value-type="float">
            <text:p>0.010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64" calcext:value-type="float">
            <text:p>0.01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12" office:value-type="float" office:value="0.017" calcext:value-type="float">
            <text:p>0.017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277" calcext:value-type="float">
            <text:p>0.02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341" calcext:value-type="float">
            <text:p>0.034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0579" calcext:value-type="float">
            <text:p>0.057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268" calcext:value-type="float">
            <text:p>0.02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265" calcext:value-type="float">
            <text:p>0.02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12" office:value-type="float" office:value="0.0105" calcext:value-type="float">
            <text:p>0.010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698" calcext:value-type="float">
            <text:p>0.069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940000000000001" calcext:value-type="float">
            <text:p>0.009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9999999999998" calcext:value-type="float">
            <text:p>0.001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267" calcext:value-type="float">
            <text:p>0.026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374" calcext:value-type="float">
            <text:p>0.037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799999999999998" calcext:value-type="float">
            <text:p>0.008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42" calcext:value-type="float">
            <text:p>0.024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19" calcext:value-type="float">
            <text:p>0.031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454" calcext:value-type="float">
            <text:p>0.045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674" calcext:value-type="float">
            <text:p>0.067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-0.0077" calcext:value-type="float">
            <text:p>-0.007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0299999999999995" calcext:value-type="float">
            <text:p>0.000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409999999999999" calcext:value-type="float">
            <text:p>0.004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99999999999995" calcext:value-type="float">
            <text:p>0.000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-0.0231" calcext:value-type="float">
            <text:p>-0.023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238" calcext:value-type="float">
            <text:p>0.023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109999999999999" calcext:value-type="float">
            <text:p>0.001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93" calcext:value-type="float">
            <text:p>0.009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809999999999998" calcext:value-type="float">
            <text:p>0.008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510000000000001" calcext:value-type="float">
            <text:p>0.005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678" calcext:value-type="float">
            <text:p>0.067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79" calcext:value-type="float">
            <text:p>0.0079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890000000000001" calcext:value-type="float">
            <text:p>0.0089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119999999999999" calcext:value-type="float">
            <text:p>0.0012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-0.00420000000000001" calcext:value-type="float">
            <text:p>-0.0042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00599999999999989" calcext:value-type="float">
            <text:p>0.0006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50000000000001" calcext:value-type="float">
            <text:p>0.0065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9999999999999" calcext:value-type="float">
            <text:p>0.007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9999999999999" calcext:value-type="float">
            <text:p>0.0088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9999999999999" calcext:value-type="float">
            <text:p>0.001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993" calcext:value-type="float">
            <text:p>0.0993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993" calcext:value-type="float">
            <text:p>0.0993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993" calcext:value-type="float">
            <text:p>0.0993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0000000000001" calcext:value-type="float">
            <text:p>0.003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49999999999999" calcext:value-type="float">
            <text:p>0.002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88" calcext:value-type="float">
            <text:p>0.018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870000000000001" calcext:value-type="float">
            <text:p>0.008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849999999999999" calcext:value-type="float">
            <text:p>0.008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-0.00220000000000001" calcext:value-type="float">
            <text:p>-0.002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0400000000000011" calcext:value-type="float">
            <text:p>0.0004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312" calcext:value-type="float">
            <text:p>0.0312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498" calcext:value-type="float">
            <text:p>0.149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479" calcext:value-type="float">
            <text:p>0.1479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498" calcext:value-type="float">
            <text:p>0.149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479" calcext:value-type="float">
            <text:p>0.1479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498" calcext:value-type="float">
            <text:p>0.149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479" calcext:value-type="float">
            <text:p>0.1479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7" calcext:value-type="float">
            <text:p>0.0327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269999999999999" calcext:value-type="float">
            <text:p>0.0027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00000000000006" calcext:value-type="float">
            <text:p>0.0007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-0.0053" calcext:value-type="float">
            <text:p>-0.0053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326" calcext:value-type="float">
            <text:p>0.0326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670000000000001" calcext:value-type="float">
            <text:p>0.0067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360000000000001" calcext:value-type="float">
            <text:p>0.0036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559999999999999" calcext:value-type="float">
            <text:p>0.0056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9999999999999" calcext:value-type="float">
            <text:p>0.009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2726" calcext:value-type="float">
            <text:p>0.27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2649" calcext:value-type="float">
            <text:p>0.26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2726" calcext:value-type="float">
            <text:p>0.27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2649" calcext:value-type="float">
            <text:p>0.26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726" calcext:value-type="float">
            <text:p>0.27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649" calcext:value-type="float">
            <text:p>0.26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98" calcext:value-type="float">
            <text:p>0.02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00399999999999998" calcext:value-type="float">
            <text:p>0.000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-0.00609999999999999" calcext:value-type="float">
            <text:p>-0.006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000000000006" calcext:value-type="float">
            <text:p>0.00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362" calcext:value-type="float">
            <text:p>0.036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0000000000001" calcext:value-type="float">
            <text:p>0.009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0299999999999995" calcext:value-type="float">
            <text:p>0.000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0480000000000001" calcext:value-type="float">
            <text:p>0.004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0749999999999999" calcext:value-type="float">
            <text:p>0.00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259" calcext:value-type="float">
            <text:p>0.0259</text:p>
          </table:table-cell>
        </table:table-row>
      </table:table>
      <table:table table:name="ZnSE" table:style-name="ta1">
        <table:table-column table:style-name="co1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3" office:value-type="string" calcext:value-type="string">
            <text:p>Tiempo (Hrs)</text:p>
          </table:table-cell>
          <table:table-cell table:style-name="ce18" office:value-type="string" calcext:value-type="string">
            <text:p>Tratamiento</text:p>
          </table:table-cell>
          <table:table-cell table:style-name="ce19" office:value-type="string" calcext:value-type="string">
            <text:p>Concentración</text:p>
          </table:table-cell>
          <table:table-cell table:style-name="ce20" office:value-type="string" calcext:value-type="string">
            <text:p>Absorvanci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213" calcext:value-type="float">
            <text:p>0.0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222" calcext:value-type="float">
            <text:p>0.0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222" calcext:value-type="float">
            <text:p>0.0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213" calcext:value-type="float">
            <text:p>0.0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222" calcext:value-type="float">
            <text:p>0.0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222" calcext:value-type="float">
            <text:p>0.0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213" calcext:value-type="float">
            <text:p>0.0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222" calcext:value-type="float">
            <text:p>0.0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222" calcext:value-type="float">
            <text:p>0.02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6" calcext:value-type="float">
            <text:p>0.016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213" calcext:value-type="float">
            <text:p>0.0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77" calcext:value-type="float">
            <text:p>0.01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19" calcext:value-type="float">
            <text:p>0.00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68" calcext:value-type="float">
            <text:p>0.00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207" calcext:value-type="float">
            <text:p>0.020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324" calcext:value-type="float">
            <text:p>0.03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213" calcext:value-type="float">
            <text:p>0.02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076" calcext:value-type="float">
            <text:p>0.007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086" calcext:value-type="float">
            <text:p>0.00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0650000000000001" calcext:value-type="float">
            <text:p>0.00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03" calcext:value-type="float">
            <text:p>0.01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3" calcext:value-type="float">
            <text:p>0.003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23" calcext:value-type="float">
            <text:p>0.002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93" calcext:value-type="float">
            <text:p>0.009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127" calcext:value-type="float">
            <text:p>0.01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087" calcext:value-type="float">
            <text:p>0.00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038" calcext:value-type="float">
            <text:p>0.003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8" calcext:value-type="float">
            <text:p>0.018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53" calcext:value-type="float">
            <text:p>0.01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9" calcext:value-type="float">
            <text:p>0.019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359999999999999" calcext:value-type="float">
            <text:p>0.00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572" calcext:value-type="float">
            <text:p>0.05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660000000000001" calcext:value-type="float">
            <text:p>0.00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268" calcext:value-type="float">
            <text:p>0.026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314" calcext:value-type="float">
            <text:p>0.031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362" calcext:value-type="float">
            <text:p>0.03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126" calcext:value-type="float">
            <text:p>0.01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057" calcext:value-type="float">
            <text:p>0.005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0.0097" calcext:value-type="float">
            <text:p>0.00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119" calcext:value-type="float">
            <text:p>0.011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58" calcext:value-type="float">
            <text:p>0.00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style-name="ce21" office:value-type="float" office:value="0.00509999999999999" calcext:value-type="float">
            <text:p>0.005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272" calcext:value-type="float">
            <text:p>0.02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337" calcext:value-type="float">
            <text:p>0.033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0078" calcext:value-type="float">
            <text:p>0.007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3" calcext:value-type="float">
            <text:p>0.03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0309999999999999" calcext:value-type="float">
            <text:p>0.003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0699999999999999" calcext:value-type="float">
            <text:p>0.007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0779999999999999" calcext:value-type="float">
            <text:p>0.007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0000000000001" calcext:value-type="float">
            <text:p>0.0067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376" calcext:value-type="float">
            <text:p>0.0376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221" calcext:value-type="float">
            <text:p>0.0221</text:p>
          </table:table-cell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719" calcext:value-type="float">
            <text:p>0.171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858" calcext:value-type="float">
            <text:p>0.185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1723" calcext:value-type="float">
            <text:p>0.172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719" calcext:value-type="float">
            <text:p>0.171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858" calcext:value-type="float">
            <text:p>0.185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1723" calcext:value-type="float">
            <text:p>0.172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719" calcext:value-type="float">
            <text:p>0.171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858" calcext:value-type="float">
            <text:p>0.185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723" calcext:value-type="float">
            <text:p>0.172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403" calcext:value-type="float">
            <text:p>0.140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402" calcext:value-type="float">
            <text:p>0.140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416" calcext:value-type="float">
            <text:p>0.141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578" calcext:value-type="float">
            <text:p>0.057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1" calcext:value-type="float">
            <text:p>0.032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067" calcext:value-type="float">
            <text:p>0.106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106" calcext:value-type="float">
            <text:p>0.110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81" calcext:value-type="float">
            <text:p>0.038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439" calcext:value-type="float">
            <text:p>0.0439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414" calcext:value-type="float">
            <text:p>0.041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2829" calcext:value-type="float">
            <text:p>0.282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2834" calcext:value-type="float">
            <text:p>0.283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2829" calcext:value-type="float">
            <text:p>0.282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2834" calcext:value-type="float">
            <text:p>0.283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829" calcext:value-type="float">
            <text:p>0.282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834" calcext:value-type="float">
            <text:p>0.283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251" calcext:value-type="float">
            <text:p>0.0251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52" calcext:value-type="float">
            <text:p>0.0352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1923" calcext:value-type="float">
            <text:p>0.1923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1928" calcext:value-type="float">
            <text:p>0.1928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1866" calcext:value-type="float">
            <text:p>0.186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812" calcext:value-type="float">
            <text:p>0.0812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021" calcext:value-type="float">
            <text:p>0.1021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023" calcext:value-type="float">
            <text:p>0.1023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064" calcext:value-type="float">
            <text:p>0.1064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659" calcext:value-type="float">
            <text:p>0.0659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1436" calcext:value-type="float">
            <text:p>0.143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1305" calcext:value-type="float">
            <text:p>0.130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1291" calcext:value-type="float">
            <text:p>0.1291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985" calcext:value-type="float">
            <text:p>0.0985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763" calcext:value-type="float">
            <text:p>0.0763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0911" calcext:value-type="float">
            <text:p>0.0911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" calcext:value-type="float">
            <text:p>0.0412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159" calcext:value-type="float">
            <text:p>0.315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273" calcext:value-type="float">
            <text:p>0.3273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159" calcext:value-type="float">
            <text:p>0.315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273" calcext:value-type="float">
            <text:p>0.3273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159" calcext:value-type="float">
            <text:p>0.315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273" calcext:value-type="float">
            <text:p>0.3273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88" calcext:value-type="float">
            <text:p>0.0888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24" calcext:value-type="float">
            <text:p>0.082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473" calcext:value-type="float">
            <text:p>0.0473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404" calcext:value-type="float">
            <text:p>0.240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159" calcext:value-type="float">
            <text:p>0.215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954" calcext:value-type="float">
            <text:p>0.095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541" calcext:value-type="float">
            <text:p>0.0541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545" calcext:value-type="float">
            <text:p>0.0545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488" calcext:value-type="float">
            <text:p>0.0488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152" calcext:value-type="float">
            <text:p>0.1152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474" calcext:value-type="float">
            <text:p>0.047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1862" calcext:value-type="float">
            <text:p>0.1862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1841" calcext:value-type="float">
            <text:p>0.1841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1822" calcext:value-type="float">
            <text:p>0.1822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1154" calcext:value-type="float">
            <text:p>0.1154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1093" calcext:value-type="float">
            <text:p>0.1093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649" calcext:value-type="float">
            <text:p>0.0649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843" calcext:value-type="float">
            <text:p>0.084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736" calcext:value-type="float">
            <text:p>0.373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736" calcext:value-type="float">
            <text:p>0.373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736" calcext:value-type="float">
            <text:p>0.373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539" calcext:value-type="float">
            <text:p>0.353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76" calcext:value-type="float">
            <text:p>0.097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017" calcext:value-type="float">
            <text:p>0.1017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024" calcext:value-type="float">
            <text:p>0.1024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583" calcext:value-type="float">
            <text:p>0.058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692" calcext:value-type="float">
            <text:p>0.2692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942" calcext:value-type="float">
            <text:p>0.0942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903" calcext:value-type="float">
            <text:p>0.090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255" calcext:value-type="float">
            <text:p>0.0255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2336" calcext:value-type="float">
            <text:p>0.233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2263" calcext:value-type="float">
            <text:p>0.2263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1488" calcext:value-type="float">
            <text:p>0.1488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1467" calcext:value-type="float">
            <text:p>0.1467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911" calcext:value-type="float">
            <text:p>0.0911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0894" calcext:value-type="float">
            <text:p>0.0894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4518" calcext:value-type="float">
            <text:p>0.4518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.4518" calcext:value-type="float">
            <text:p>0.4518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518" calcext:value-type="float">
            <text:p>0.4518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969" calcext:value-type="float">
            <text:p>0.196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917" calcext:value-type="float">
            <text:p>0.191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987" calcext:value-type="float">
            <text:p>0.198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899" calcext:value-type="float">
            <text:p>0.389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3666" calcext:value-type="float">
            <text:p>0.3666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2523" calcext:value-type="float">
            <text:p>0.2523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2749" calcext:value-type="float">
            <text:p>0.274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0.2409" calcext:value-type="float">
            <text:p>0.2409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017" calcext:value-type="float">
            <text:p>0.101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065" calcext:value-type="float">
            <text:p>0.1065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2717" calcext:value-type="float">
            <text:p>0.271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2725" calcext:value-type="float">
            <text:p>0.2725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2811" calcext:value-type="float">
            <text:p>0.2811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1468" calcext:value-type="float">
            <text:p>0.1468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1572" calcext:value-type="float">
            <text:p>0.1572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.1482" calcext:value-type="float">
            <text:p>0.1482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507" calcext:value-type="float">
            <text:p>0.0507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3396" calcext:value-type="float">
            <text:p>0.3396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3374" calcext:value-type="float">
            <text:p>0.3374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2594" calcext:value-type="float">
            <text:p>0.2594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616" calcext:value-type="float">
            <text:p>0.1616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809" calcext:value-type="float">
            <text:p>0.1809</text:p>
          </table:table-cell>
        </table:table-row>
      </table:table>
      <table:named-expressions/>
      <table:database-ranges>
        <table:database-range table:name="__Anonymous_Sheet_DB__0" table:target-range-address="ZnSA.G1:ZnSA.G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0T14:53:57.779004811</meta:creation-date>
    <dc:date>2020-11-10T15:07:35.453368359</dc:date>
    <meta:editing-duration>PT13M34S</meta:editing-duration>
    <meta:editing-cycles>7</meta:editing-cycles>
    <meta:generator>LibreOffice/7.0.2.2$Linux_X86_64 LibreOffice_project/00$Build-2</meta:generator>
    <meta:document-statistic meta:table-count="2" meta:cell-count="2528" meta:object-count="0"/>
  </office:meta>
</office:document-meta>
</file>